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2cm"/>
    </style:style>
    <style:style style:name="co2" style:family="table-column">
      <style:table-column-properties fo:break-before="auto" style:column-width="2.561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16.603cm"/>
    </style:style>
    <style:style style:name="co5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0.635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8003" number:language="fr" number:country="CA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ffff"/>
    </style:style>
    <style:style style:name="ce5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Currency" style:data-style-name="N8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106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106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Excel_20_Built-in_20_Normal" style:data-style-name="N8110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Excel_20_Built-in_20_Normal" style:data-style-name="N8110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Excel_20_Built-in_20_Normal" style:data-style-name="N8110"/>
    <style:style style:name="ce13" style:family="table-cell" style:parent-style-name="Excel_20_Built-in_20_Normal">
      <style:text-properties fo:language="fr" fo:country="CA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T1" style:family="tex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Prix</text:p>
          </table:table-cell>
          <table:table-cell table:style-name="ce1" office:value-type="string">
            <text:p>valeur</text:p>
          </table:table-cell>
          <table:table-cell table:style-name="ce1" office:value-type="string">
            <text:p>date tir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Liens</text:p>
          </table:table-cell>
          <table:table-cell table:number-columns-repeated="1019"/>
        </table:table-row>
        <table:table-row table:style-name="ro2">
          <table:table-cell office:value-type="string">
            <text:p>Mobilier de jardin </text:p>
          </table:table-cell>
          <table:table-cell table:style-name="ce5" office:value-type="float" office:value="1499">
            <text:p><text:s/>1 499 <text:s/>$ </text:p>
          </table:table-cell>
          <table:table-cell table:style-name="ce10" office:value-type="date" office:date-value="2020-05-31">
            <text:p>31-mai-20</text:p>
          </table:table-cell>
          <table:table-cell table:style-name="ce13" office:value-type="string">
            <text:p>Mobilier de jardin – modèle: POMPANO – marque : Ove Decor </text:p>
          </table:table-cell>
          <table:table-cell table:style-name="ce22" office:value-type="string">
            <text:p><text:a xlink:href="https://woobox.com/3j9ocy">https://woobox.com/3j9ocy</text:a></text:p>
          </table:table-cell>
          <table:table-cell table:number-columns-repeated="1019"/>
        </table:table-row>
        <table:table-row table:style-name="ro2">
          <table:table-cell office:value-type="string">
            <text:p>E-Bike</text:p>
          </table:table-cell>
          <table:table-cell table:style-name="ce5" office:value-type="float" office:value="6800">
            <text:p><text:s/>6 800 <text:s/>$ </text:p>
          </table:table-cell>
          <table:table-cell table:style-name="ce10" office:value-type="date" office:date-value="2020-05-14">
            <text:p>14-mai-20</text:p>
          </table:table-cell>
          <table:table-cell table:style-name="ce13" office:value-type="string">
            <text:p>There is a total of eight (8) Prizes (each, a “Prize” and collectively, the “Prizes”) available to be won in relation to this Contest. Each Prize consists of one (1) e-bike of an $850 CAD value. The Prize can also be redeemed in a cash award, in this case, an equivalent amount of $850. There is a limit of one (1) Prize per household.</text:p>
          </table:table-cell>
          <table:table-cell table:style-name="ce13" office:value-type="string">
            <text:p><text:a xlink:href="https://woobox.com/sfqotp">https://woobox.com/sfqotp</text:a> </text:p>
          </table:table-cell>
          <table:table-cell table:number-columns-repeated="1019"/>
        </table:table-row>
        <table:table-row table:style-name="ro3">
          <table:table-cell office:value-type="string">
            <text:p>Argent comptant</text:p>
          </table:table-cell>
          <table:table-cell table:style-name="ce6" office:value-type="float" office:value="2900">
            <text:p>2 900</text:p>
          </table:table-cell>
          <table:table-cell table:style-name="ce10" office:value-type="date" office:date-value="2020-07-13">
            <text:p>13-juil.-20</text:p>
          </table:table-cell>
          <table:table-cell table:style-name="ce13" office:value-type="string">
            <text:p> Prix à chaque semaine (9) : Chèque de cent (100) dollars canadiens ($ CAD)</text:p>
            <text:p>Grand prix : Chèque de deux mille (2000) dollars canadiens ($ CAD)</text:p>
          </table:table-cell>
          <table:table-cell table:style-name="ce13" office:value-type="string">
            <text:p><text:a xlink:href="https://ici.radio-canada.ca/concours-les-chefs-duel-qui-chauffe/?cid=sm_sw-rcca_bns_rca_concours-dindons-chefs_tuile_zone-concours">https://ici.radio-canada.ca/concours-les-chefs-duel-qui-chauffe/?cid=sm_sw-rcca_bns_rca_concours-dindons-chefs_tuile_zone-concours</text:a> </text:p>
          </table:table-cell>
          <table:table-cell table:number-columns-repeated="1019"/>
        </table:table-row>
        <table:table-row table:style-name="ro2">
          <table:table-cell office:value-type="string">
            <text:p>Carte cadeau chez Mathieu Performance</text:p>
          </table:table-cell>
          <table:table-cell table:style-name="ce6" office:value-type="float" office:value="4000">
            <text:p>4 000</text:p>
          </table:table-cell>
          <table:table-cell table:style-name="ce10" office:value-type="date" office:date-value="2020-04-20">
            <text:p>20-avr.-20</text:p>
          </table:table-cell>
          <table:table-cell table:style-name="ce13" office:value-type="string">
            <text:p>Deux (2) gagnants mériteront une carte cadeau de 2000$ de chez Mathieu Performance (chacun). </text:p>
          </table:table-cell>
          <table:table-cell table:style-name="ce13" office:value-type="string">
            <text:p><text:a xlink:href="https://concours.quebecor.com/jdq-mathieu-performance-2020/index.php">https://concours.quebecor.com/jdq-mathieu-performance-2020/index.php</text:a> </text:p>
          </table:table-cell>
          <table:table-cell table:number-columns-repeated="1019"/>
        </table:table-row>
        <table:table-row table:style-name="ro2">
          <table:table-cell office:value-type="string">
            <text:p>Ensemble Xbox</text:p>
          </table:table-cell>
          <table:table-cell table:style-name="ce6" office:value-type="float" office:value="2150">
            <text:p>2 150</text:p>
          </table:table-cell>
          <table:table-cell table:style-name="ce10" office:value-type="date" office:date-value="2020-07-06">
            <text:p>06-juil.-20</text:p>
          </table:table-cell>
          <table:table-cell table:style-name="ce14" office:value-type="string">
            <text:p>There are five (5) prize packs available to be won valued at approximately $429.95 CAD each. Each prize pack consists of one (1) Xbox Elite 2 Controller (retail value $229.99 CAD), and (4) Xbox 3 month game pass Ultimate (retail value $199.96 CAD). The game pass and subscription cards may be subject to terms and conditions set forth by Xbox from time to time</text:p>
          </table:table-cell>
          <table:table-cell table:style-name="ce13" office:value-type="string">
            <text:p><text:a xlink:href="https://pub.s6.exacttarget.com/2e54dwyldn0?ev=0320&amp;l=fr">https://pub.s6.exacttarget.com/2e54dwyldn0?ev=0320&amp;l=fr</text:a> </text:p>
          </table:table-cell>
          <table:table-cell table:number-columns-repeated="1019"/>
        </table:table-row>
        <table:table-row table:style-name="ro3">
          <table:table-cell office:value-type="string">
            <text:p>Pneus Michelin</text:p>
          </table:table-cell>
          <table:table-cell table:style-name="ce6" office:value-type="float" office:value="1000">
            <text:p>1 000</text:p>
          </table:table-cell>
          <table:table-cell table:style-name="ce10" office:value-type="date" office:date-value="2020-04-13">
            <text:p>13-avr.-20</text:p>
          </table:table-cell>
          <table:table-cell table:style-name="ce14" office:value-type="string">
            <text:p>Un ensemble de 4 pneus d'été de marque Michelin. </text:p>
            <text:p>Le tout pour une valeur maximale de 1000 $.</text:p>
          </table:table-cell>
          <table:table-cell table:style-name="ce13" office:value-type="string">
            <text:p><text:a xlink:href="https://woobox.com/rjt4ev/mg3rba">https://woobox.com/rjt4ev/mg3rba</text:a> 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arte crédit pré-payé</text:p>
          </table:table-cell>
          <table:table-cell table:style-name="ce6" office:value-type="float" office:value="1000">
            <text:p>1 000</text:p>
          </table:table-cell>
          <table:table-cell table:style-name="ce10" office:value-type="date" office:date-value="2020-04-20">
            <text:p>20-avr.-20</text:p>
          </table:table-cell>
          <table:table-cell table:style-name="ce14" office:value-type="string">
            <text:p>10 cartes de crédit Mastercard de 100$</text:p>
          </table:table-cell>
          <table:table-cell table:style-name="ce13" office:value-type="string">
            <text:p><text:a xlink:href="https://platform.heyo.com/fbsweeps/sweeps/ENTurkeyFarmersofCanadaGiftCardGiveaway">https://platform.heyo.com/fbsweeps/sweeps/ENTurkeyFarmersofCanadaGiftCardGiveaway</text:a> 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Billet avion pour Tokyo</text:p>
          </table:table-cell>
          <table:table-cell table:style-name="ce6" office:value-type="float" office:value="2500">
            <text:p>2 500</text:p>
          </table:table-cell>
          <table:table-cell table:style-name="ce10" office:value-type="date" office:date-value="2020-04-12">
            <text:p>12-avr.-20</text:p>
          </table:table-cell>
          <table:table-cell table:style-name="ce13" office:value-type="string">
            <text:p>2 Economy Class Return tickets with KLM to Tokyo (Japan), St. Petersburg (Russia) or Buenos Aires (Argentina). </text:p>
          </table:table-cell>
          <table:table-cell table:style-name="ce13" office:value-type="string">
            <text:p><text:a xlink:href="https://www.iflymagazine.com/en/magazines/march-2020/top3-2020-souvenirs">https://www.iflymagazine.com/en/magazines/march-2020/top3-2020-souvenirs</text:a> 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<text:span text:style-name="T1">Lexus RX 450h F SPORT 2021</text:span></text:p>
          </table:table-cell>
          <table:table-cell table:style-name="ce6" office:value-type="float" office:value="84531">
            <text:p>84 531</text:p>
          </table:table-cell>
          <table:table-cell table:style-name="ce11" office:value-type="date" office:date-value="2021-01-07">
            <text:p>07-janv.-21</text:p>
          </table:table-cell>
          <table:table-cell table:style-name="ce13" office:value-type="string">
            <text:p>2021 Lexus RX 450h F SPORT Series 3 voir lien pour plus de detail</text:p>
          </table:table-cell>
          <table:table-cell table:style-name="ce13" office:value-type="string">
            <text:p><text:a xlink:href="https://www.lexus.ca/lexus/en/rx-contest?type=rx-contest">https://www.lexus.ca/lexus/en/rx-contest?type=rx-contest</text:a> </text:p>
          </table:table-cell>
          <table:table-cell table:number-columns-repeated="1019"/>
        </table:table-row>
        <table:table-row table:style-name="ro5">
          <table:table-cell office:value-type="string">
            <text:p>Escapade romantique</text:p>
          </table:table-cell>
          <table:table-cell table:style-name="ce6" office:value-type="float" office:value="1564">
            <text:p>1 564</text:p>
          </table:table-cell>
          <table:table-cell table:style-name="ce10" office:value-type="date" office:date-value="2020-04-16">
            <text:p>16-avr.-20</text:p>
          </table:table-cell>
          <table:table-cell table:style-name="ce15" office:value-type="string">
            <text:p><text:s/>Quatre (4) Forfaits Romance pour deux personnes au Manoir du lac William incluant :</text:p>
            <text:p>Une nuitée en suite lac</text:p>
            <text:p>Une petite bouteille de mousseux</text:p>
            <text:p>Un cadeau souvenir à la chambre</text:p>
            <text:p>Un apéritif</text:p>
            <text:p>Un souper table d'hôte 5 services</text:p>
            <text:p>Un déjeuner</text:p>
            <text:p>L'accès au Jacuzzi, piscine intérieure et sauna infrarouge</text:p>
            <text:p>L'accès aux bains nordiques et sauna finlandais</text:p>
            <text:p>L'accès aux activités sur le site selon la saison.</text:p>
          </table:table-cell>
          <table:table-cell table:style-name="ce13" office:value-type="string">
            <text:p><text:a xlink:href="https://woobox.com/2ua4om?tab=1">https://woobox.com/2ua4om?tab=1</text:a> </text:p>
          </table:table-cell>
          <table:table-cell table:number-columns-repeated="1019"/>
        </table:table-row>
        <table:table-row table:style-name="ro6">
          <table:table-cell/>
          <table:table-cell table:style-name="ce7"/>
          <table:table-cell/>
          <table:table-cell table:style-name="ce15"/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table:style-name="ce15"/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table:style-name="ce16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16"/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table:number-columns-repeated="1021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2"/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table:style-name="ce17"/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table:style-name="ce18"/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table:style-name="ce17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17"/>
          <table:table-cell table:number-columns-repeated="1020"/>
        </table:table-row>
        <table:table-row table:style-name="ro1" table:number-rows-repeated="2">
          <table:table-cell/>
          <table:table-cell table:style-name="ce7"/>
          <table:table-cell table:style-name="ce11"/>
          <table:table-cell table:style-name="ce17"/>
          <table:table-cell table:number-columns-repeated="1020"/>
        </table:table-row>
        <table:table-row table:style-name="ro1">
          <table:table-cell/>
          <table:table-cell table:style-name="ce8"/>
          <table:table-cell table:style-name="ce11"/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9"/>
          <table:table-cell table:style-name="ce11"/>
          <table:table-cell table:style-name="ce17"/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11"/>
          <table:table-cell table:style-name="ce19"/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11"/>
          <table:table-cell table:style-name="ce19"/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12"/>
          <table:table-cell table:style-name="ce3"/>
          <table:table-cell table:number-columns-repeated="1020"/>
        </table:table-row>
        <table:table-row table:style-name="ro1" table:number-rows-repeated="3">
          <table:table-cell table:style-name="ce2"/>
          <table:table-cell table:style-name="ce9"/>
          <table:table-cell table:style-name="ce11"/>
          <table:table-cell table:style-name="ce19"/>
          <table:table-cell table:number-columns-repeated="1020"/>
        </table:table-row>
        <table:table-row table:style-name="ro1" table:number-rows-repeated="4">
          <table:table-cell table:style-name="ce2"/>
          <table:table-cell table:style-name="ce9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19"/>
          <table:table-cell table:number-columns-repeated="1020"/>
        </table:table-row>
        <table:table-row table:style-name="ro1">
          <table:table-cell table:style-name="ce3"/>
          <table:table-cell table:style-name="ce9"/>
          <table:table-cell table:style-name="ce11"/>
          <table:table-cell table:style-name="ce19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18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18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19"/>
          <table:table-cell table:number-columns-repeated="1020"/>
        </table:table-row>
        <table:table-row table:style-name="ro1" table:number-rows-repeated="3">
          <table:table-cell/>
          <table:table-cell table:style-name="ce9"/>
          <table:table-cell table:style-name="ce11"/>
          <table:table-cell table:style-name="ce18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20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3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17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20"/>
          <table:table-cell table:number-columns-repeated="1020"/>
        </table:table-row>
        <table:table-row table:style-name="ro1">
          <table:table-cell/>
          <table:table-cell table:style-name="ce9"/>
          <table:table-cell table:style-name="ce11"/>
          <table:table-cell table:style-name="ce18"/>
          <table:table-cell table:number-columns-repeated="1020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table:style-name="ce4" table:number-columns-repeated="3"/>
          <table:table-cell table:style-name="ce21"/>
          <table:table-cell table:style-name="ce4" table:number-columns-repeated="1020"/>
        </table:table-row>
        <table:table-row table:style-name="ro1" table:number-rows-repeated="38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7P0" style:volatile="true">
      <number:text> </number:text>
      <number:number number:decimal-places="2" number:min-integer-digits="1" number:grouping="true"/>
      <number:text>  $ </number:text>
    </number:number-style>
    <number:number-style style:name="N107P1" style:volatile="true">
      <number:text> (</number:text>
      <number:number number:decimal-places="2" number:min-integer-digits="1" number:grouping="true"/>
      <number:text>) $ </number:text>
    </number:number-style>
    <number:number-style style:name="N107P2" style:volatile="true">
      <number:text> -</number:text>
      <number:number number:decimal-places="0" number:min-integer-digits="0"/>
      <number:text>  $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8000" number:language="fr" number:country="CA">
      <number:number number:min-integer-digits="1"/>
    </number:number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8P0" style:volatile="true">
      <number:text> </number:text>
      <number:number number:decimal-places="0" number:min-integer-digits="1" number:grouping="true"/>
      <number:text>  $ </number:text>
    </number:number-style>
    <number:number-style style:name="N108P1" style:volatile="true">
      <number:text> (</number:text>
      <number:number number:decimal-places="0" number:min-integer-digits="1" number:grouping="true"/>
      <number:text>) $ </number:text>
    </number:number-style>
    <number:number-style style:name="N108P2" style:volatile="true">
      <number:text> -</number:text>
      <number:number number:decimal-places="0" number:min-integer-digits="0"/>
      <number:text>  $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">
      <number:number number:decimal-places="1" number:min-integer-digits="1" number:grouping="true"/>
    </number:number-style>
    <number:currency-style style:name="N8106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6" number:language="fr" number:country="CA"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6P0"/>
    </number:currency-style>
    <number:currency-style style:name="N810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7" number:language="fr" number:country="CA">
      <style:text-properties fo:color="#ff0000"/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7P0"/>
    </number:currency-style>
    <number:currency-style style:name="N8108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08" number:language="fr" number:country="CA"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08P0"/>
    </number:currency-style>
    <number:currency-style style:name="N8109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09" number:language="fr" number:country="CA">
      <style:text-properties fo:color="#ff0000"/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09P0"/>
    </number:currency-style>
    <number:date-style style:name="N8110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CA">
      <number:day number:style="long"/>
      <number:text>-</number:text>
      <number:month number:textual="true"/>
    </number:date-style>
    <number:date-style style:name="N8112" number:language="fr" number:country="CA">
      <number:month number:textual="true"/>
      <number:text>-</number:text>
      <number:year/>
    </number:date-style>
    <number:time-style style:name="N8113" number:language="fr" number:country="CA">
      <number:hours/>
      <number:text>:</number:text>
      <number:minutes number:style="long"/>
      <number:text> </number:text>
      <number:am-pm/>
    </number:time-style>
    <number:time-style style:name="N8114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8115P0" style:volatile="true" number:language="fr" number:country="CA">
      <number:number number:decimal-places="0" number:min-integer-digits="1" number:grouping="true"/>
      <number:text>    </number:text>
    </number:currency-style>
    <number:currency-style style:name="N8115" number:language="fr" number:country="CA">
      <number:text>(</number:text>
      <number:number number:decimal-places="0" number:min-integer-digits="1" number:grouping="true"/>
      <number:text>   )</number:text>
      <style:map style:condition="value()&gt;=0" style:apply-style-name="N8115P0"/>
    </number:currency-style>
    <number:currency-style style:name="N8116P0" style:volatile="true" number:language="fr" number:country="CA">
      <number:number number:decimal-places="0" number:min-integer-digits="1" number:grouping="true"/>
      <number:text>    </number:text>
    </number:currency-style>
    <number:currency-style style:name="N8116" number:language="fr" number:country="CA">
      <style:text-properties fo:color="#ff0000"/>
      <number:text>(</number:text>
      <number:number number:decimal-places="0" number:min-integer-digits="1" number:grouping="true"/>
      <number:text>   )</number:text>
      <style:map style:condition="value()&gt;=0" style:apply-style-name="N8116P0"/>
    </number:currency-style>
    <number:currency-style style:name="N8117P0" style:volatile="true" number:language="fr" number:country="CA">
      <number:number number:decimal-places="2" number:min-integer-digits="1" number:grouping="true"/>
      <number:text>    </number:text>
    </number:currency-style>
    <number:currency-style style:name="N8117" number:language="fr" number:country="CA">
      <number:text>(</number:text>
      <number:number number:decimal-places="2" number:min-integer-digits="1" number:grouping="true"/>
      <number:text>   )</number:text>
      <style:map style:condition="value()&gt;=0" style:apply-style-name="N8117P0"/>
    </number:currency-style>
    <number:currency-style style:name="N8118P0" style:volatile="true" number:language="fr" number:country="CA">
      <number:number number:decimal-places="2" number:min-integer-digits="1" number:grouping="true"/>
      <number:text>    </number:text>
    </number:currency-style>
    <number:currency-style style:name="N8118" number:language="fr" number:country="CA">
      <style:text-properties fo:color="#ff0000"/>
      <number:text>(</number:text>
      <number:number number:decimal-places="2" number:min-integer-digits="1" number:grouping="true"/>
      <number:text>   )</number:text>
      <style:map style:condition="value()&gt;=0" style:apply-style-name="N8118P0"/>
    </number:currency-style>
    <number:currency-style style:name="N8119P0" style:volatile="true" number:language="fr" number:country="CA">
      <number:text> </number:text>
      <number:number number:decimal-places="0" number:min-integer-digits="1" number:grouping="true"/>
      <number:text>     </number:text>
    </number:currency-style>
    <number:currency-style style:name="N8119P1" style:volatile="true" number:language="fr" number:country="CA">
      <number:text> (</number:text>
      <number:number number:decimal-places="0" number:min-integer-digits="1" number:grouping="true"/>
      <number:text>)    </number:text>
    </number:currency-style>
    <number:currency-style style:name="N8119P2" style:volatile="true" number:language="fr" number:country="CA">
      <number:text> -     </number:text>
    </number:currency-style>
    <number:text-style style:name="N8119" number:language="fr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fr" number:country="CA">
      <number:text> </number:text>
      <number:number number:decimal-places="0" number:min-integer-digits="1" number:grouping="true"/>
      <number:text>  </number:text>
      <number:currency-symbol/>
      <number:text> </number:text>
    </number:currency-style>
    <number:currency-style style:name="N8120P1" style:volatile="true" number:language="fr" number:country="CA">
      <number:text> (</number:text>
      <number:number number:decimal-places="0" number:min-integer-digits="1" number:grouping="true"/>
      <number:text>) </number:text>
      <number:currency-symbol/>
      <number:text> </number:text>
    </number:currency-style>
    <number:currency-style style:name="N8120P2" style:volatile="true" number:language="fr" number:country="CA">
      <number:text> -  </number:text>
      <number:currency-symbol/>
      <number:text> </number:text>
    </number:currency-style>
    <number:text-style style:name="N8120" number:language="fr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fr" number:country="CA">
      <number:text> </number:text>
      <number:number number:decimal-places="2" number:min-integer-digits="1" number:grouping="true"/>
      <number:text>     </number:text>
    </number:currency-style>
    <number:currency-style style:name="N8121P1" style:volatile="true" number:language="fr" number:country="CA">
      <number:text> (</number:text>
      <number:number number:decimal-places="2" number:min-integer-digits="1" number:grouping="true"/>
      <number:text>)    </number:text>
    </number:currency-style>
    <number:currency-style style:name="N8121P2" style:volatile="true" number:language="fr" number:country="CA">
      <number:text> -</number:text>
      <number:number number:decimal-places="0" number:min-integer-digits="0"/>
      <number:text>     </number:text>
    </number:currency-style>
    <number:text-style style:name="N8121" number:language="fr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fr" number:country="CA">
      <number:text> </number:text>
      <number:number number:decimal-places="2" number:min-integer-digits="1" number:grouping="true"/>
      <number:text>  </number:text>
      <number:currency-symbol/>
      <number:text> </number:text>
    </number:currency-style>
    <number:currency-style style:name="N8122P1" style:volatile="true" number:language="fr" number:country="CA">
      <number:text> (</number:text>
      <number:number number:decimal-places="2" number:min-integer-digits="1" number:grouping="true"/>
      <number:text>) </number:text>
      <number:currency-symbol/>
      <number:text> </number:text>
    </number:currency-style>
    <number:currency-style style:name="N8122P2" style:volatile="true" number:language="fr" number:country="CA">
      <number:text> -</number:text>
      <number:number number:decimal-places="0" number:min-integer-digits="0"/>
      <number:text>  </number:text>
      <number:currency-symbol/>
      <number:text> </number:text>
    </number:currency-style>
    <number:text-style style:name="N8122" number:language="fr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fr" number:country="CA">
      <number:minutes number:style="long"/>
      <number:text>:</number:text>
      <number:seconds number:style="long"/>
    </number:time-style>
    <number:time-style style:name="N8124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fr" number:country="CA">
      <number:minutes number:style="long"/>
      <number:text>:</number:text>
      <number:seconds number:style="long" number:decimal-places="1"/>
    </number:time-style>
    <number:number-style style:name="N8126" number:language="fr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7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-04-21</text:date>, <text:time>10:4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1T10:44:51.75</dc:date>
    <dc:creator>rtrt sfgb</dc:creator>
    <meta:generator>OpenOffice/4.1.5$Win32 OpenOffice.org_project/415m1$Build-9789</meta:generator>
    <meta:editing-duration>PT13M6S</meta:editing-duration>
    <meta:editing-cycles>9</meta:editing-cycles>
    <meta:document-statistic meta:table-count="3" meta:cell-count="55" meta:object-count="0"/>
  </office:meta>
</office:document-meta>
</file>